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70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21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15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5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="0.74pt solid #000000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0"/>
        <table:table-column table:style-name="co2" table:default-cell-style-name="ce21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. Administrar sistemes operatius de servidor, instal·lant i configurant el programari, en condicions de qualitat per a assegurar el funcionament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2. Administrar serveis de xarxa (web, missatgeria electrònica i transferència d'arxius, entre altres) instal·lant i configurant el programari, en condicions de qual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3. Administrar aplicacions instal·lant i configurant el programari, en condicions de qualitat per a respondre a les necessitats de l'organització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4. Implantar i gestionar bases de dades instal·lant i administrant el programari de gestió en condicions de qualitat, segons les característiques de l'explotació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5. Optimitzar el rendiment del sistema configurant el dispositiu hardware d'acord amb els requisits de funcionamen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6. Avaluar el rendiment del dispositiu hardware identificant possibilitats de millores segons les necessitats de funcionamen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7. Determinar la infraestructura de xarxes telemàtiques elaborant esquemes i seleccionant equips i element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8. Integrar equips de comunicacions en infraestructures de xarxes telemàtiques, determinant la configuració per a assegurar la seua connectiv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9. Implementar solucions d'alta disponibilitat, analitzant les diferents opcions del mercat, per a protegir i recuperar el sistema davant situacions impreviste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0. Supervisar la seguretat física segons especificacions del fabricant i el pla de seguretat per a evitar interrupcions en la prestació de serveis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1. Assegurar el sistema i les dades segons les necessitats d'ús i les condicions de seguretat establides per a previndre fallades i atacs extern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2. Administrar usuaris d'acord amb les especificacions d'explotació per a garantir els accessos i la disponibilitat dels recursos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3. Diagnosticar les disfuncions del sistema i adoptar les mesures correctives per a restablir la seua funcional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4. Gestionar i/o realitzar el manteniment dels recursos de la seua àrea (programant i verificant el seu compliment), en funció de les càrregues de treball i el pla de manteniment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table:style-name="ce15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4"/>
        </table:table-row>
      </table:table>
      <table:table table:name="contribucio_co" table:style-name="ta1">
        <table:table-column table:style-name="co3" table:default-cell-style-name="ce26"/>
        <table:table-column table:style-name="co4" table:number-columns-repeated="7" table:default-cell-style-name="ce27"/>
        <table:table-row table:style-name="ro1">
          <table:table-cell office:value-type="string" calcext:value-type="string">
            <text:p>REF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4 A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8 SO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30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>
            <text:p>Curs</text:p>
          </table:table-cell>
          <table:table-cell table:style-name="ce28" office:value-type="string" calcext:value-type="string">
            <text:p>Codi</text:p>
          </table:table-cell>
          <table:table-cell table:style-name="ce26" office:value-type="string" calcext:value-type="string">
            <text:p>Mòduls del Currículum</text:p>
          </table:table-cell>
          <table:table-cell table:style-name="ce26" office:value-type="string" calcext:value-type="string">
            <text:p>Mòduls PCCF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69</text:p>
          </table:table-cell>
          <table:table-cell table:number-columns-repeated="2" table:style-name="ce27" office:value-type="string" calcext:value-type="string">
            <text:p>ISO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0</text:p>
          </table:table-cell>
          <table:table-cell table:number-columns-repeated="2" table:style-name="ce27" office:value-type="string" calcext:value-type="string">
            <text:p>PAX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1</text:p>
          </table:table-cell>
          <table:table-cell table:number-columns-repeated="2" table:style-name="ce27" office:value-type="string" calcext:value-type="string">
            <text:p>FWH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2</text:p>
          </table:table-cell>
          <table:table-cell table:number-columns-repeated="2" table:style-name="ce27" office:value-type="string" calcext:value-type="string">
            <text:p>GB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492" calcext:value-type="float">
            <text:p>492</text:p>
          </table:table-cell>
          <table:table-cell table:number-columns-repeated="2" table:style-name="ce27" office:value-type="string" calcext:value-type="string">
            <text:p>PIM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3</text:p>
          </table:table-cell>
          <table:table-cell table:number-columns-repeated="2" table:style-name="ce27" office:value-type="string" calcext:value-type="string">
            <text:p>LMSG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1709" calcext:value-type="float">
            <text:p>1709</text:p>
          </table:table-cell>
          <table:table-cell table:number-columns-repeated="2" table:style-name="ce27" office:value-type="string" calcext:value-type="string">
            <text:p>IPO1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4</text:p>
          </table:table-cell>
          <table:table-cell table:style-name="ce27" office:value-type="string" calcext:value-type="string">
            <text:p>ASO</text:p>
          </table:table-cell>
          <table:table-cell table:style-name="ce27" office:value-type="string" calcext:value-type="string" table:number-columns-spanned="1" table:number-rows-spanned="2">
            <text:p>ASO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5</text:p>
          </table:table-cell>
          <table:table-cell table:style-name="ce27" office:value-type="string" calcext:value-type="string">
            <text:p>SEX</text:p>
          </table:table-cell>
          <table:table-cell table:style-name="ce27" office:value-type="string" calcext:value-type="string" table:number-columns-spanned="1" table:number-rows-spanned="2">
            <text:p>SEX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6</text:p>
          </table:table-cell>
          <table:table-cell table:style-name="ce27" office:value-type="string" calcext:value-type="string">
            <text:p>IAW</text:p>
          </table:table-cell>
          <table:table-cell table:style-name="ce27" office:value-type="string" calcext:value-type="string" table:number-columns-spanned="1" table:number-rows-spanned="2">
            <text:p>IAW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708" calcext:value-type="float">
            <text:p>1708</text:p>
          </table:table-cell>
          <table:table-cell table:style-name="ce27" office:value-type="string" calcext:value-type="string">
            <text:p>SOST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7</text:p>
          </table:table-cell>
          <table:table-cell table:style-name="ce27" office:value-type="string" calcext:value-type="string">
            <text:p>ASGBD</text:p>
          </table:table-cell>
          <table:table-cell table:style-name="ce27" office:value-type="string" calcext:value-type="string" table:number-columns-spanned="1" table:number-rows-spanned="2">
            <text:p>ASGBD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8</text:p>
          </table:table-cell>
          <table:table-cell table:style-name="ce27" office:value-type="string" calcext:value-type="string">
            <text:p>SAD</text:p>
          </table:table-cell>
          <table:table-cell table:style-name="ce27" office:value-type="string" calcext:value-type="string" table:number-columns-spanned="1" table:number-rows-spanned="2">
            <text:p>SAD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665" calcext:value-type="float">
            <text:p>1665</text:p>
          </table:table-cell>
          <table:table-cell table:style-name="ce27" office:value-type="string" calcext:value-type="string">
            <text:p>DIG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710" calcext:value-type="float">
            <text:p>1710</text:p>
          </table:table-cell>
          <table:table-cell table:number-columns-repeated="2" table:style-name="ce27" office:value-type="string" calcext:value-type="string">
            <text:p>IPO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9:19:22.8822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06:43:12.532202392</meta:creation-date>
    <dc:date>2025-09-02T09:36:04.213960800</dc:date>
    <meta:editing-duration>P1DT16H49M57S</meta:editing-duration>
    <meta:editing-cycles>48</meta:editing-cycles>
    <meta:generator>LibreOffice/25.2.2.1$Windows_X86_64 LibreOffice_project/38d746d66d9b82fa248a2e90142b9dd3ddd1d6cd</meta:generator>
    <meta:document-statistic meta:table-count="4" meta:cell-count="213" meta:object-count="0"/>
  </office:meta>
</office:document-meta>
</file>